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roman" style:font-pitch="variable"/>
    <style:font-face style:name="Fira Code iScript" svg:font-family="'Fira Code iScript', Menlo, Monaco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style:font-size-asian="12pt" style:font-style-asian="normal" style:font-weight-asian="normal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paragraph-rsid="028710cb" style:font-size-asian="12pt" style:font-style-asian="normal" style:font-weight-asian="normal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0e80503" officeooo:paragraph-rsid="00e80503" style:font-size-asian="12pt" style:font-style-asian="normal" style:font-weight-asian="normal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28b1ad9" officeooo:paragraph-rsid="0292b396" style:font-size-asian="12pt" style:font-style-asian="normal" style:font-weight-asian="normal" style:font-weight-complex="normal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14d393" officeooo:paragraph-rsid="0314d393" style:font-size-asian="12pt" style:font-style-asian="normal" style:font-weight-asian="normal" style:font-weight-complex="normal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28e2bfb" officeooo:paragraph-rsid="028e2bfb" style:font-size-asian="12pt" style:font-style-asian="normal" style:font-weight-asian="normal" style:font-weight-complex="normal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28e2bfb" officeooo:paragraph-rsid="036ec490" style:font-size-asian="12pt" style:font-style-asian="normal" style:font-weight-asian="normal" style:font-weight-complex="normal"/>
    </style:style>
    <style:style style:name="P8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82b66" officeooo:paragraph-rsid="03782b66" style:font-size-asian="12pt" style:font-style-asian="normal" style:font-weight-asian="normal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42410" officeooo:paragraph-rsid="03742410" style:font-size-asian="12pt" style:font-style-asian="normal" style:font-weight-asian="normal"/>
    </style:style>
    <style:style style:name="P1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58042" officeooo:paragraph-rsid="03758042" style:font-size-asian="12pt" style:font-style-asian="normal" style:font-weight-asian="normal"/>
    </style:style>
    <style:style style:name="P11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704d7" officeooo:paragraph-rsid="037704d7" fo:background-color="#bbe33d" style:font-size-asian="12pt" style:font-style-asian="normal" style:font-weight-asian="normal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2c4a3" officeooo:paragraph-rsid="0382c4a3" fo:background-color="#bbe33d" style:font-size-asian="12pt" style:font-style-asian="normal" style:font-weight-asian="normal" style:font-weight-complex="normal"/>
    </style:style>
    <style:style style:name="P1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95d9d" officeooo:paragraph-rsid="03795d9d" fo:background-color="transparent" style:font-size-asian="12pt" style:font-style-asian="normal" style:font-weight-asian="normal" style:font-weight-complex="normal"/>
    </style:style>
    <style:style style:name="P1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95d9d" officeooo:paragraph-rsid="03796b39" fo:background-color="transparent" style:font-size-asian="12pt" style:font-style-asian="normal" style:font-weight-asian="normal" style:font-weight-complex="normal"/>
    </style:style>
    <style:style style:name="P1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adfdc" officeooo:paragraph-rsid="037adfdc" fo:background-color="transparent" style:font-size-asian="12pt" style:font-style-asian="normal" style:font-weight-asian="normal" style:font-weight-complex="normal"/>
    </style:style>
    <style:style style:name="P1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cdbde" officeooo:paragraph-rsid="037cdbde" fo:background-color="transparent" style:font-size-asian="12pt" style:font-style-asian="normal" style:font-weight-asian="normal" style:font-weight-complex="normal"/>
    </style:style>
    <style:style style:name="P1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e1723" officeooo:paragraph-rsid="037cdbde" fo:background-color="transparent" style:font-size-asian="12pt" style:font-style-asian="normal" style:font-weight-asian="normal" style:font-weight-complex="normal"/>
    </style:style>
    <style:style style:name="P1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e1723" officeooo:paragraph-rsid="037e1723" fo:background-color="transparent" style:font-size-asian="12pt" style:font-style-asian="normal" style:font-weight-asian="normal" style:font-weight-complex="normal"/>
    </style:style>
    <style:style style:name="P1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f74a4" officeooo:paragraph-rsid="037f74a4" fo:background-color="transparent" style:font-size-asian="12pt" style:font-style-asian="normal" style:font-weight-asian="normal" style:font-weight-complex="normal"/>
    </style:style>
    <style:style style:name="P2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0d5e0" officeooo:paragraph-rsid="0380d5e0" fo:background-color="transparent" style:font-size-asian="12pt" style:font-style-asian="normal" style:font-weight-asian="normal" style:font-weight-complex="normal"/>
    </style:style>
    <style:style style:name="P2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0ea51" officeooo:paragraph-rsid="0380ea51" fo:background-color="transparent" style:font-size-asian="12pt" style:font-style-asian="normal" style:font-weight-asian="normal" style:font-weight-complex="normal"/>
    </style:style>
    <style:style style:name="P2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2c4a3" officeooo:paragraph-rsid="0382c4a3" fo:background-color="transparent" style:font-size-asian="12pt" style:font-style-asian="normal" style:font-weight-asian="normal" style:font-weight-complex="normal"/>
    </style:style>
    <style:style style:name="P2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662c3" officeooo:paragraph-rsid="038662c3" fo:background-color="transparent" style:font-size-asian="12pt" style:font-style-asian="normal" style:font-weight-asian="normal" style:font-weight-complex="normal"/>
    </style:style>
    <style:style style:name="P2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783bf" officeooo:paragraph-rsid="038783bf" fo:background-color="transparent" style:font-size-asian="12pt" style:font-style-asian="normal" style:font-weight-asian="normal" style:font-weight-complex="normal"/>
    </style:style>
    <style:style style:name="P2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3f25" officeooo:paragraph-rsid="03893f25" fo:background-color="transparent" style:font-size-asian="12pt" style:font-style-asian="normal" style:font-weight-asian="normal" style:font-weight-complex="normal"/>
    </style:style>
    <style:style style:name="P2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da24" officeooo:paragraph-rsid="0389da24" fo:background-color="transparent" style:font-size-asian="12pt" style:font-style-asian="normal" style:font-weight-asian="normal" style:font-weight-complex="normal"/>
    </style:style>
    <style:style style:name="P2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solid" style:text-underline-width="auto" style:text-underline-color="font-color" fo:font-weight="normal" officeooo:rsid="0340976d" officeooo:paragraph-rsid="0340976d" fo:background-color="#bbe33d" style:font-size-asian="12pt" style:font-style-asian="normal" style:font-weight-asian="normal"/>
    </style:style>
    <style:style style:name="P2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solid" style:text-underline-width="auto" style:text-underline-color="font-color" fo:font-weight="normal" officeooo:rsid="036d8138" officeooo:paragraph-rsid="036d8138" fo:background-color="#bbe33d" style:font-size-asian="12pt" style:font-style-asian="normal" style:font-weight-asian="normal"/>
    </style:style>
    <style:style style:name="P2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0d574c1" officeooo:paragraph-rsid="01655c5c" fo:background-color="transparent" style:font-size-asian="12pt" style:font-style-asian="normal" style:font-weight-asian="normal" style:font-weight-complex="normal"/>
    </style:style>
    <style:style style:name="P3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28e2bfb" officeooo:paragraph-rsid="028e2bfb" fo:background-color="transparent" style:font-size-asian="12pt" style:font-style-asian="normal" style:font-weight-asian="normal" style:font-size-complex="14pt" style:font-weight-complex="bold"/>
    </style:style>
    <style:style style:name="P3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28e2bfb" officeooo:paragraph-rsid="03396355" fo:background-color="transparent" style:font-size-asian="12pt" style:font-style-asian="normal" style:font-weight-asian="normal" style:font-size-complex="14pt" style:font-weight-complex="bold"/>
    </style:style>
    <style:style style:name="P3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28b1ad9" officeooo:paragraph-rsid="0288fc32" style:font-size-asian="12pt" style:font-style-asian="normal" style:font-weight-asian="bold" style:font-weight-complex="bold"/>
    </style:style>
    <style:style style:name="P3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795d9d" officeooo:paragraph-rsid="03795d9d" fo:background-color="#bbe33d" style:font-size-asian="12pt" style:font-style-asian="normal" style:font-weight-asian="bold" style:font-weight-complex="bold"/>
    </style:style>
    <style:style style:name="P3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7e1723" officeooo:paragraph-rsid="037e1723" fo:background-color="#bbe33d" style:font-size-asian="12pt" style:font-style-asian="normal" style:font-weight-asian="bold" style:font-weight-complex="bold"/>
    </style:style>
    <style:style style:name="P3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5pt" fo:letter-spacing="normal" fo:font-style="normal" style:text-underline-style="solid" style:text-underline-width="auto" style:text-underline-color="font-color" fo:font-weight="bold" fo:background-color="#e16173" style:font-size-asian="15pt" style:font-style-asian="normal" style:font-weight-asian="bold" style:font-size-complex="15pt" style:font-weight-complex="bold"/>
    </style:style>
    <style:style style:name="P3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5pt" fo:letter-spacing="normal" fo:font-style="normal" style:text-underline-style="solid" style:text-underline-width="auto" style:text-underline-color="font-color" fo:font-weight="bold" officeooo:rsid="036d8138" officeooo:paragraph-rsid="036d8138" fo:background-color="#bbe33d" style:font-size-asian="15pt" style:font-style-asian="normal" style:font-weight-asian="bold" style:font-size-complex="15pt" style:font-weight-complex="bold"/>
    </style:style>
    <style:style style:name="P3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6pt" fo:letter-spacing="normal" fo:font-style="normal" style:text-underline-style="solid" style:text-underline-width="auto" style:text-underline-color="font-color" fo:font-weight="bold" fo:background-color="#706e0c" style:font-size-asian="16pt" style:font-style-asian="normal" style:font-weight-asian="bold" style:font-size-complex="16pt" style:font-weight-complex="bold"/>
    </style:style>
    <style:style style:name="P3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4pt" fo:letter-spacing="normal" fo:font-style="normal" style:text-underline-style="solid" style:text-underline-width="auto" style:text-underline-color="font-color" fo:font-weight="bold" fo:background-color="#b3cac7" style:font-size-asian="14pt" style:font-style-asian="normal" style:font-weight-asian="bold" style:font-size-complex="14pt" style:font-weight-complex="bold"/>
    </style:style>
    <style:style style:name="P3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4pt" fo:letter-spacing="normal" fo:font-style="normal" style:text-underline-style="none" fo:font-weight="bold" officeooo:rsid="002e12af" officeooo:paragraph-rsid="0171f7fc" fo:background-color="transparent" style:font-size-asian="14pt" style:font-style-asian="normal" style:font-weight-asian="bold" style:font-size-complex="14pt" style:font-weight-complex="bold"/>
    </style:style>
    <style:style style:name="P40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fo:color="#6699cc" loext:opacity="100%" style:font-name="Fira Code iScript" fo:font-size="12pt" fo:letter-spacing="normal" fo:font-style="normal" fo:font-weight="normal" officeooo:rsid="0293fa8c" officeooo:paragraph-rsid="0293fa8c" fo:background-color="#1b2b34" style:font-size-asian="12pt" style:font-style-asian="normal" style:font-weight-asian="normal"/>
    </style:style>
    <style:style style:name="P41" style:family="paragraph" style:parent-style-name="Text_20_body">
      <style:paragraph-properties fo:line-height="115%" fo:text-align="start" style:justify-single-word="false" style:writing-mode="lr-tb"/>
      <style:text-properties fo:font-weight="normal" officeooo:rsid="0288fc32" officeooo:paragraph-rsid="0288fc32" style:font-weight-asian="normal" style:font-weight-complex="normal"/>
    </style:style>
    <style:style style:name="P42" style:family="paragraph" style:parent-style-name="Text_20_body">
      <style:paragraph-properties fo:line-height="115%" fo:text-align="start" style:justify-single-word="false" style:writing-mode="lr-tb"/>
      <style:text-properties fo:font-weight="normal" officeooo:rsid="0287ae0d" officeooo:paragraph-rsid="0287ae0d" style:font-weight-asian="normal" style:font-weight-complex="normal"/>
    </style:style>
    <style:style style:name="P43" style:family="paragraph" style:parent-style-name="Text_20_body">
      <style:paragraph-properties fo:line-height="115%" fo:text-align="start" style:justify-single-word="false" style:writing-mode="lr-tb"/>
      <style:text-properties fo:font-weight="normal" officeooo:rsid="028b1ad9" officeooo:paragraph-rsid="0292b396" style:font-weight-asian="normal" style:font-weight-complex="normal"/>
    </style:style>
    <style:style style:name="P4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6pt" fo:letter-spacing="normal" fo:font-style="normal" style:text-underline-style="solid" style:text-underline-width="auto" style:text-underline-color="font-color" fo:font-weight="bold" officeooo:rsid="0293fa8c" officeooo:paragraph-rsid="0293fa8c" fo:background-color="#bbe33d" style:font-size-asian="16pt" style:font-style-asian="normal" style:font-weight-asian="bold" style:font-size-complex="16pt" style:font-weight-complex="bold"/>
    </style:style>
    <style:style style:name="P4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3f25" officeooo:paragraph-rsid="03893f25" fo:background-color="transparent" style:font-size-asian="12pt" style:font-style-asian="normal" style:font-weight-asian="normal" style:font-weight-complex="normal"/>
    </style:style>
    <style:style style:name="P4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f572" officeooo:paragraph-rsid="0389f572" fo:background-color="transparent" style:font-size-asian="12pt" style:font-style-asian="normal" style:font-weight-asian="normal" style:font-weight-complex="normal"/>
    </style:style>
    <style:style style:name="P4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cb433" officeooo:paragraph-rsid="038cb433" fo:background-color="transparent" style:font-size-asian="12pt" style:font-style-asian="normal" style:font-weight-asian="normal" style:font-weight-complex="normal"/>
    </style:style>
    <style:style style:name="P4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e0e52" officeooo:paragraph-rsid="038e0e52" fo:background-color="transparent" style:font-size-asian="12pt" style:font-style-asian="normal" style:font-weight-asian="normal" style:font-weight-complex="normal"/>
    </style:style>
    <style:style style:name="P4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910417" officeooo:paragraph-rsid="03947bc2" fo:background-color="transparent" style:font-size-asian="12pt" style:font-style-asian="normal" style:font-weight-asian="normal" style:font-weight-complex="normal"/>
    </style:style>
    <style:style style:name="P5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95c00e" officeooo:paragraph-rsid="0395c00e" fo:background-color="transparent" style:font-size-asian="12pt" style:font-style-asian="normal" style:font-weight-asian="normal" style:font-weight-complex="normal"/>
    </style:style>
    <style:style style:name="P5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97da11" officeooo:paragraph-rsid="0397da11" fo:background-color="transparent" style:font-size-asian="12pt" style:font-style-asian="normal" style:font-weight-asian="normal" style:font-weight-complex="normal"/>
    </style:style>
    <style:style style:name="P5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f572" officeooo:paragraph-rsid="0389f572" fo:background-color="#81d41a" style:font-size-asian="12pt" style:font-style-asian="normal" style:font-weight-asian="normal" style:font-weight-complex="normal"/>
    </style:style>
    <style:style style:name="P5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3f25" officeooo:paragraph-rsid="03893f25" fo:background-color="#81d41a" style:font-size-asian="12pt" style:font-style-asian="normal" style:font-weight-asian="normal" style:font-weight-complex="normal"/>
    </style:style>
    <style:style style:name="P5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7da11" officeooo:paragraph-rsid="0397da11" fo:background-color="transparent" style:font-size-asian="12pt" style:font-style-asian="normal" style:font-weight-asian="normal" style:font-size-complex="12pt" style:font-weight-complex="normal"/>
    </style:style>
    <style:style style:name="P5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paragraph-rsid="015861b1" fo:background-color="transparent" style:font-size-asian="12pt" style:font-style-asian="normal" style:font-weight-asian="normal" style:font-size-complex="12pt" style:font-weight-complex="normal"/>
    </style:style>
    <style:style style:name="P5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986d0" officeooo:paragraph-rsid="039986d0" fo:background-color="transparent" style:font-size-asian="12pt" style:font-style-asian="normal" style:font-weight-asian="normal" style:font-size-complex="12pt" style:font-weight-complex="normal"/>
    </style:style>
    <style:style style:name="P5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a09ee" officeooo:paragraph-rsid="039a09ee" fo:background-color="transparent" style:font-size-asian="12pt" style:font-style-asian="normal" style:font-weight-asian="normal" style:font-size-complex="12pt" style:font-weight-complex="normal"/>
    </style:style>
    <style:style style:name="P5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db1f1" officeooo:paragraph-rsid="039db1f1" fo:background-color="transparent" style:font-size-asian="12pt" style:font-style-asian="normal" style:font-weight-asian="normal" style:font-size-complex="12pt" style:font-weight-complex="normal"/>
    </style:style>
    <style:style style:name="P5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a36354" officeooo:paragraph-rsid="03a36354" fo:background-color="transparent" style:font-size-asian="12pt" style:font-style-asian="normal" style:font-weight-asian="normal" style:font-size-complex="12pt" style:font-weight-complex="normal"/>
    </style:style>
    <style:style style:name="P6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a6ee46" officeooo:paragraph-rsid="03a6ee46" fo:background-color="transparent" style:font-size-asian="12pt" style:font-style-asian="normal" style:font-weight-asian="normal" style:font-size-complex="12pt" style:font-weight-complex="normal"/>
    </style:style>
    <style:style style:name="P6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a8281e" officeooo:paragraph-rsid="03a8281e" style:font-size-asian="12pt" style:font-style-asian="normal" style:font-weight-asian="normal" style:font-weight-complex="normal"/>
    </style:style>
    <style:style style:name="T1" style:family="text">
      <style:text-properties fo:font-variant="normal" fo:text-transform="none" style:font-name="Bahnschrift" fo:font-size="12pt" fo:letter-spacing="normal" fo:font-style="normal" fo:font-weight="bold" style:font-size-asian="12pt" style:font-style-asian="normal" style:font-weight-asian="bold" style:font-weight-complex="bold"/>
    </style:style>
    <style:style style:name="T2" style:family="text">
      <style:text-properties fo:font-variant="normal" fo:text-transform="none" style:font-name="Bahnschrift" fo:font-size="12pt" fo:letter-spacing="normal" fo:font-style="normal" style:font-size-asian="12pt" style:font-style-asian="normal"/>
    </style:style>
    <style:style style:name="T3" style:family="text">
      <style:text-properties fo:font-variant="normal" fo:text-transform="none" style:font-name="Bahnschrift" fo:font-size="12pt" fo:letter-spacing="normal" fo:font-style="normal" officeooo:rsid="01629190" style:font-size-asian="12pt" style:font-style-asian="normal"/>
    </style:style>
    <style:style style:name="T4" style:family="text">
      <style:text-properties fo:font-variant="normal" fo:text-transform="none" style:font-name="Bahnschrift" fo:font-size="12pt" fo:letter-spacing="normal" fo:font-style="normal" officeooo:rsid="0292b396" style:font-size-asian="12pt" style:font-style-asian="normal"/>
    </style:style>
    <style:style style:name="T5" style:family="text">
      <style:text-properties fo:font-variant="normal" fo:text-transform="none" style:font-name="Bahnschrift" fo:font-size="12pt" fo:letter-spacing="normal" fo:font-style="normal" officeooo:rsid="034b808e" style:font-size-asian="12pt" style:font-style-asian="normal"/>
    </style:style>
    <style:style style:name="T6" style:family="text">
      <style:text-properties fo:font-variant="normal" fo:text-transform="none" style:font-name="Bahnschrift" fo:font-size="12pt" fo:letter-spacing="normal" fo:font-style="normal" officeooo:rsid="0367b865" style:font-size-asian="12pt" style:font-style-asian="normal"/>
    </style:style>
    <style:style style:name="T7" style:family="text">
      <style:text-properties fo:font-variant="normal" fo:text-transform="none" style:font-name="Bahnschrift" fo:font-size="12pt" fo:letter-spacing="normal" fo:font-style="normal" officeooo:rsid="03684173" style:font-size-asian="12pt" style:font-style-asian="normal"/>
    </style:style>
    <style:style style:name="T8" style:family="text">
      <style:text-properties fo:font-size="12pt" fo:font-weight="normal" style:font-size-asian="12pt" style:font-weight-asian="normal"/>
    </style:style>
    <style:style style:name="T9" style:family="text">
      <style:text-properties fo:font-size="12pt" fo:font-weight="normal" officeooo:rsid="002eb3c5" style:font-size-asian="12pt" style:font-weight-asian="normal"/>
    </style:style>
    <style:style style:name="T10" style:family="text">
      <style:text-properties fo:font-size="12pt" fo:font-weight="normal" officeooo:rsid="0030514d" style:font-size-asian="12pt" style:font-weight-asian="normal"/>
    </style:style>
    <style:style style:name="T11" style:family="text">
      <style:text-properties fo:font-size="12pt" fo:font-weight="normal" officeooo:rsid="032b86d3" style:font-size-asian="12pt" style:font-weight-asian="normal"/>
    </style:style>
    <style:style style:name="T12" style:family="text">
      <style:text-properties fo:font-size="12pt" style:font-size-asian="12pt"/>
    </style:style>
    <style:style style:name="T13" style:family="text">
      <style:text-properties fo:font-weight="bold" officeooo:rsid="028710cb" style:font-weight-asian="bold" style:font-weight-complex="bold"/>
    </style:style>
    <style:style style:name="T14" style:family="text">
      <style:text-properties officeooo:rsid="0285588a"/>
    </style:style>
    <style:style style:name="T15" style:family="text">
      <style:text-properties officeooo:rsid="001c12ef" style:font-weight-complex="normal"/>
    </style:style>
    <style:style style:name="T16" style:family="text">
      <style:text-properties officeooo:rsid="028710cb" style:font-weight-complex="normal"/>
    </style:style>
    <style:style style:name="T17" style:family="text">
      <style:text-properties officeooo:rsid="03654819" style:font-weight-complex="normal"/>
    </style:style>
    <style:style style:name="T18" style:family="text">
      <style:text-properties officeooo:rsid="03672c7c" style:font-weight-complex="normal"/>
    </style:style>
    <style:style style:name="T19" style:family="text">
      <style:text-properties officeooo:rsid="036791c9" style:font-weight-complex="normal"/>
    </style:style>
    <style:style style:name="T20" style:family="text">
      <style:text-properties officeooo:rsid="032a7a1e"/>
    </style:style>
    <style:style style:name="T21" style:family="text">
      <style:text-properties officeooo:rsid="03366d99"/>
    </style:style>
    <style:style style:name="T22" style:family="text">
      <style:text-properties officeooo:rsid="033865f6"/>
    </style:style>
    <style:style style:name="T23" style:family="text">
      <style:text-properties officeooo:rsid="03396355"/>
    </style:style>
    <style:style style:name="T24" style:family="text">
      <style:text-properties officeooo:rsid="036a89ca"/>
    </style:style>
    <style:style style:name="T25" style:family="text">
      <style:text-properties officeooo:rsid="036d8138"/>
    </style:style>
    <style:style style:name="T26" style:family="text">
      <style:text-properties officeooo:rsid="036ec490"/>
    </style:style>
    <style:style style:name="T27" style:family="text">
      <style:text-properties officeooo:rsid="036f47c6"/>
    </style:style>
    <style:style style:name="T28" style:family="text">
      <style:text-properties officeooo:rsid="037013db"/>
    </style:style>
    <style:style style:name="T29" style:family="text">
      <style:text-properties officeooo:rsid="037068d8"/>
    </style:style>
    <style:style style:name="T30" style:family="text">
      <style:text-properties officeooo:rsid="03734783"/>
    </style:style>
    <style:style style:name="T31" style:family="text">
      <style:text-properties officeooo:rsid="0376ddf0"/>
    </style:style>
    <style:style style:name="T32" style:family="text">
      <style:text-properties officeooo:rsid="0378f774"/>
    </style:style>
    <style:style style:name="T33" style:family="text">
      <style:text-properties officeooo:rsid="03796b39"/>
    </style:style>
    <style:style style:name="T34" style:family="text">
      <style:text-properties officeooo:rsid="037b517e"/>
    </style:style>
    <style:style style:name="T35" style:family="text">
      <style:text-properties officeooo:rsid="037dbd8e"/>
    </style:style>
    <style:style style:name="T36" style:family="text">
      <style:text-properties officeooo:rsid="03845543"/>
    </style:style>
    <style:style style:name="T37" style:family="text">
      <style:text-properties officeooo:rsid="03858c3b"/>
    </style:style>
    <style:style style:name="T38" style:family="text">
      <style:text-properties officeooo:rsid="038adc13"/>
    </style:style>
    <style:style style:name="T39" style:family="text">
      <style:text-properties officeooo:rsid="038e820b"/>
    </style:style>
    <style:style style:name="T40" style:family="text">
      <style:text-properties officeooo:rsid="03900a7a"/>
    </style:style>
    <style:style style:name="T41" style:family="text">
      <style:text-properties officeooo:rsid="03917ca6"/>
    </style:style>
    <style:style style:name="T42" style:family="text">
      <style:text-properties officeooo:rsid="0392ac4e"/>
    </style:style>
    <style:style style:name="T43" style:family="text">
      <style:text-properties officeooo:rsid="03947bc2"/>
    </style:style>
    <style:style style:name="T44" style:family="text">
      <style:text-properties officeooo:rsid="0395625b"/>
    </style:style>
    <style:style style:name="T45" style:family="text">
      <style:text-properties officeooo:rsid="03969a94"/>
    </style:style>
    <style:style style:name="T46" style:family="text">
      <style:text-properties officeooo:rsid="039986d0"/>
    </style:style>
    <style:style style:name="T47" style:family="text">
      <style:text-properties officeooo:rsid="039db1f1"/>
    </style:style>
    <style:style style:name="T48" style:family="text">
      <style:text-properties officeooo:rsid="039f4c6d"/>
    </style:style>
    <style:style style:name="T49" style:family="text">
      <style:text-properties officeooo:rsid="03a011a3"/>
    </style:style>
    <style:style style:name="T50" style:family="text">
      <style:text-properties officeooo:rsid="03a071ce"/>
    </style:style>
    <style:style style:name="T51" style:family="text">
      <style:text-properties officeooo:rsid="03a9974c"/>
    </style:style>
    <style:style style:name="T52" style:family="text">
      <style:text-properties officeooo:rsid="03a9ad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Je vais <text:span text:style-name="T14">commencer par</text:span> <text:s/>résumer le contexte du projet :</text:p>
      <text:p text:style-name="P2"><text:span text:style-name="T16">J’ai réalisé ce projet pour </text:span><text:span text:style-name="T15"><text:s/></text:span><text:span text:style-name="T17">piiiquante</text:span><text:span text:style-name="T13">,</text:span><text:span text:style-name="T16"> </text:span><text:span text:style-name="T19">une </text:span><text:span text:style-name="T18"><text:s/>marque de condiment à base de piment.</text:span></text:p>
      <text:p text:style-name="P1"/>
      <text:p text:style-name="P42"><text:span text:style-name="T3">J’</text:span><text:span text:style-name="T2">ai été chargé </text:span><text:span text:style-name="T6">de crée une API</text:span><text:span text:style-name="T2"> </text:span><text:span text:style-name="T6">pour une application web. Le front de l’application était déjà crée, je me suis occupé de la parti Backend du projet</text:span></text:p>
      <text:p text:style-name="P1"/>
      <text:p text:style-name="P41"><text:span text:style-name="T2">J’ai également fournis</text:span><text:span text:style-name="T1"> le plan de test d’acceptation </text:span><text:span text:style-name="T2">qui répertorie l’intégralité de mon code en décrivant </text:span><text:span text:style-name="T5">une</text:span><text:span text:style-name="T2"> à </text:span><text:span text:style-name="T5">une </text:span><text:span text:style-name="T2"><text:s/>les fonctions de mes scripts</text:span></text:p>
      <text:p text:style-name="P32"/>
      <text:p text:style-name="P43"><text:span text:style-name="T4">A</text:span><text:span text:style-name="T2">ucune modification n’as été apporté au </text:span><text:span text:style-name="T7">dossier Front-end déjà existant</text:span></text:p>
      <text:p text:style-name="P4"/>
      <text:p text:style-name="P5">J’ai commenter <text:span text:style-name="T20">mes fichier javascript</text:span> block par block afin de facilité la compréhension <text:span text:style-name="T20">de mon code</text:span></text:p>
      <text:p text:style-name="P29"/>
      <text:p text:style-name="P39"><text:span text:style-name="T11">J’ajoute également que </text:span><text:span text:style-name="T8"><text:s/>le code a été </text:span><text:span text:style-name="T12">versionné</text:span><text:span text:style-name="T8"> </text:span><text:span text:style-name="T9">dès le debut du projet</text:span><text:span text:style-name="T8"> sur Github et est accessible </text:span><text:span text:style-name="T10">publiquement</text:span><text:span text:style-name="T8">.</text:span></text:p>
      <text:p text:style-name="P30"/>
      <text:p text:style-name="P31">Je vais désormais <text:span text:style-name="T24">vous présenter mon projet </text:span><text:span text:style-name="T21">.</text:span><text:span text:style-name="T23">E</text:span><text:span text:style-name="T22">nfin je vous ferais une</text:span><text:span text:style-name="T21"> demonstration live du site.</text:span></text:p>
      <text:p text:style-name="P38"/>
      <text:p text:style-name="P36">Introduction</text:p>
      <text:p text:style-name="P28"><text:span text:style-name="T28">Spécificité</text:span><text:span text:style-name="T29">s</text:span><text:span text:style-name="T28"> du projet</text:span> :</text:p>
      <text:p text:style-name="P6">L<text:span text:style-name="T25">es spécificités de ce projet sont :</text:span></text:p>
      <text:p text:style-name="P6">- <text:span text:style-name="T25">La sécurité de l’API</text:span></text:p>
      <text:p text:style-name="P6">- <text:span text:style-name="T26">L’utilisation d’une base de donnée</text:span></text:p>
      <text:p text:style-name="P6">- <text:span text:style-name="T26">Il faut également que l’utilisateur puisse crée et utilisé un compte</text:span></text:p>
      <text:p text:style-name="P7">- <text:span text:style-name="T26">Ce compte permet la création la modification et la suppression de sauce</text:span></text:p>
      <text:p text:style-name="P7">- <text:span text:style-name="T27">Et également la possibilité de like ou dislike les sauces des autres utilisateurs</text:span></text:p>
      <text:p text:style-name="P44"/>
      <text:p text:style-name="P27"><text:span text:style-name="T30">Les technologies</text:span> :</text:p>
      <text:p text:style-name="P9">Nous avons priviligiés node JS pour la création de l’API, il sagit d’une technologie haute performence optimisé pour tous types d’environnements.</text:p>
      <text:p text:style-name="P9">L’avantage est que node possède des packages qui s’installe tres facilement avec des lignes de commandes ce qui rend l’environnement node très flexible.</text:p>
      <text:p text:style-name="P10"><text:span text:style-name="T31">De plus</text:span> MongoDb la base de données est compatible avec node JS</text:p>
      <text:p text:style-name="P4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Les 5 grands axes du code :</text:p>
      <text:p text:style-name="P8">- APP.JS qui centralise toutes les informations <text:span text:style-name="T32">(les headers, l’url de la base de données et les routes)</text:span></text:p>
      <text:p text:style-name="P8">- Le dossier routes définit les chemins d’accès aux dossiers</text:p>
      <text:p text:style-name="P8">- Le dossier controllers contient la logique métier du backend</text:p>
      <text:p text:style-name="P8">- Le dossier models qui défini le schéma de la base de données</text:p>
      <text:p text:style-name="P8">- Le dossier middleware est utilisé lui pour les autorisation de l’utilisateur grâce aux tokens et la gestion des images</text:p>
      <text:p text:style-name="P33"/>
      <text:p text:style-name="P33">App.js</text:p>
      <text:p text:style-name="P13">Comporte l’importation de packages de node.js</text:p>
      <text:p text:style-name="P14">La connection à mongodb avec l’’ID et mot de passe <text:span text:style-name="T33">grâce au package mongoose importé précedement</text:span></text:p>
      <text:p text:style-name="P14"/>
      <text:p text:style-name="P15">Puis la définition des Headers/CORS c’est à dire qui fait quoi et qu’es qui est autorisé</text:p>
      <text:p text:style-name="P15">Nous pouvons y retrouvé l’autorisation aux méthodes CRUD <text:span text:style-name="T34">(get, post , put , delete)</text:span></text:p>
      <text:p text:style-name="P15"/>
      <text:p text:style-name="P16">Puis enfin il y a la gestion des principaux chemins de <text:s/>l’API c’est à dire les sauces les authorisations et <text:span text:style-name="T35">le dossier statique des images</text:span></text:p>
      <text:p text:style-name="P17"/>
      <text:p text:style-name="P34">Dossier routes</text:p>
      <text:p text:style-name="P18">Dans le dossier route nous retrouvons 2 fichier un user et un sauce</text:p>
      <text:p text:style-name="P19">Dans le fichier user .js, nous importons le module router de express</text:p>
      <text:p text:style-name="P19">Puis l’importation de la logique métier situé dans le dossier controller</text:p>
      <text:p text:style-name="P19">Les router signup et login sont en méthode Post</text:p>
      <text:p text:style-name="P19">Puis l’export du router</text:p>
      <text:p text:style-name="P19"/>
      <text:p text:style-name="P20">Dans le même principe le fichier sauce.js garde la même architecture</text:p>
      <text:p text:style-name="P21">Avec la définition des chemins sauces autorisation et multer qui servirons pour le router</text:p>
      <text:p text:style-name="P21">Chaque routeur a son CRUD avec son chemin et ses droits</text:p>
      <text:p text:style-name="P21"/>
      <text:p text:style-name="P12">Dossier models</text:p>
      <text:p text:style-name="P22">Dans le dossier models nous trouvons à nouveau les fichier user et sauce et c’est dans ceux là que nous allons pouvoir définir les schémas des Objet<text:span text:style-name="T36">s</text:span> JSON qui seront accueilli <text:span text:style-name="T37">dans</text:span> la base de donnée</text:p>
      <text:p text:style-name="P23">L’importation de mongoose est donc nécessaire pour utilisé la méthode lié à sa création de schéma.</text:p>
      <text:p text:style-name="P23">Nous pouvons ensuite attribué un type à chaque valeurs attendu dans notre objet</text:p>
      <text:p text:style-name="P23"/>
      <text:p text:style-name="P24">J’ajoute que dans le dossier user le package mongoose unique validator est utilisé afin s’assurer que la base de donnée refuse deux signup avec la même email</text:p>
      <text:p text:style-name="P22"/>
      <text:p text:style-name="P25"/>
      <text:p text:style-name="P25"/>
      <text:p text:style-name="P26"><text:soft-page-break/>Video 9m22s https://www.youtube.com/watch?v=YDX41ENbHzI&amp;ab_channel=BenjaminN%C3%A9d%C3%A9lec</text:p>
      <text:p text:style-name="P25"/>
      <text:p text:style-name="P53">Dossier controllers</text:p>
      <text:p text:style-name="P25">Le dossier controllers défini véritablement qui fait quoi (la logique métier du code)</text:p>
      <text:p text:style-name="P25"/>
      <text:p text:style-name="P52">Dossier middleware</text:p>
      <text:p text:style-name="P46">Le dossier middleware contient 2 choses :</text:p>
      <text:p text:style-name="P46">Le fichier multer-config est consacrée au<text:span text:style-name="T39">x</text:span> images on y apelle le plugin Multer <text:span text:style-name="T38">et on y défini quel type de fichier est accépté (pour les images se sera le format jpg,jpeg et png</text:span></text:p>
      <text:p text:style-name="P47">Ensuite on attribut aux image une destination (le fichier images du disque dur)</text:p>
      <text:p text:style-name="P48">Puis la création d’un fichier image unique on défini le nom de ce fichier en supprimant les espaces potentiel en les remplacant par des underscore et en y ajoutant la date à la miliseconde grâce a un timestamp pour éviter toute possibilité de doublon dans la base de données. <text:span text:style-name="T40">Nous avons donc l’assurance d’avoir une image unique pour chaques sauce ajouté sur le site.</text:span></text:p>
      <text:p text:style-name="P48"/>
      <text:p text:style-name="P49">Le fichier auth.js contient lui un middleware d’authorisation qui <text:s/><text:span text:style-name="T47">décode le</text:span> JSON web token</text:p>
      <text:p text:style-name="P49"><text:span text:style-name="T43">Ce JWT</text:span> sera éxiger à chaque requetes de <text:span text:style-name="T44">l’utilisateur</text:span> afin qu’il ne puisse executer <text:span text:style-name="T41">une requete dont il n’a pas l’authorisation </text:span><text:span text:style-name="T42">(comme la modification d’une sauce qu’il na pas crée par example)</text:span>.</text:p>
      <text:p text:style-name="P49"/>
      <text:p text:style-name="P50">La base de données :</text:p>
      <text:p text:style-name="P50">Nous utilisons mongoDB atlas qui est une base de donnée en cloud. <text:span text:style-name="T45">Le principal avantage de celle ci est qu’une représentation graphique affiche en temp réel le trafic.</text:span></text:p>
      <text:p text:style-name="P50"/>
      <text:p text:style-name="P51">La sécurité</text:p>
      <text:p text:style-name="P54">L’api est-elle une solution sûre ?</text:p>
      <text:p text:style-name="P54">Peux t’ont se faire attaquer par un hacker lors du transit des données ?</text:p>
      <text:p text:style-name="P55">C<text:span text:style-name="T46">es question sont traitée traité avec les recommandation de l’OWASP</text:span></text:p>
      <text:p text:style-name="P56">1 Si quelqu’un attaque la première barrière contre les hackers sont les firewall</text:p>
      <text:p text:style-name="P56">2 Node js permet d’avoir une API organisée avec plusieurs dossiers , aucun risque d’accéder à tout le contenu grâce au plugins</text:p>
      <text:p text:style-name="P57">3 MongoDB est une base de données dans un cloud. Les informations sont externalisées et même lors d’une attaque le hacker n’aura pas accès au données.</text:p>
      <text:p text:style-name="P57"/>
      <text:p text:style-name="P58">Dans le scénario d’un piratage de session le token <text:span text:style-name="T48">d’identification </text:span><text:span text:style-name="T49">(inconnu de l’utilisateur)</text:span><text:span text:style-name="T48"> est exigée à chaque requête </text:span><text:span text:style-name="T49">et permet d’éviter d’executer des requetes dont il ne devrait pas avoir le droit</text:span></text:p>
      <text:p text:style-name="P57"/>
      <text:p text:style-name="P57"/>
      <text:p text:style-name="P57"/>
      <text:p text:style-name="P57"/>
      <text:p text:style-name="P57"><text:soft-page-break/><text:span text:style-name="T50">Dans le scénario d’un piratage</text:span> à la base de donnée les mots de passes des utilisateurs sont cryptés par bcrypt qui <text:span text:style-name="T48">génere</text:span> et <text:span text:style-name="T48">vérifie l</text:span>e hashage de mot de passe <text:span text:style-name="T48">de l’utilisateur</text:span></text:p>
      <text:p text:style-name="P59">Le mot de passe est hashé 10 fois pour plus de sécurité. C’est un juste milieu entre une opération de hashage trop complexe et donc lente a exécuter et trop rapide et donc pas assez sécurisée</text:p>
      <text:p text:style-name="P59"/>
      <text:p text:style-name="P60">Ensuite la première attaque sur internet se fait par injection SQL.</text:p>
      <text:p text:style-name="P60">Hors le fait d’utiliser mongoDB limite énormement ce risque car mongoDB n’utilise pas les technologies SQL</text:p>
      <text:p text:style-name="P35"/>
      <text:p text:style-name="P35">Le bilan du projet.</text:p>
      <text:p text:style-name="P3"/>
      <text:p text:style-name="P61">C’était un projet très enrichissant car c’est la première fois que j’ai eu travaillé sur la partie BackEnd. J’ai donc du apprendre tout un tas de méthode pour mener à bien ce travail. <text:span text:style-name="T51">De la création d’un serveur à l’utilisation de tout les packages importé via NPM </text:span><text:span text:style-name="T52">pour la bonne manipulation des données transmise en requete et en réponse à l’utilisateu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roman" style:font-pitch="variable"/>
    <style:font-face style:name="Fira Code iScript" svg:font-family="'Fira Code iScript', Menlo, Monaco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4T18:40:57.043000000</dc:date>
    <meta:editing-duration>P2DT19H24M59S</meta:editing-duration>
    <meta:editing-cycles>839</meta:editing-cycles>
    <meta:generator>LibreOffice/7.3.4.2$Windows_X86_64 LibreOffice_project/728fec16bd5f605073805c3c9e7c4212a0120dc5</meta:generator>
    <meta:document-statistic meta:table-count="0" meta:image-count="0" meta:object-count="0" meta:page-count="4" meta:paragraph-count="72" meta:word-count="1096" meta:character-count="6491" meta:non-whitespace-character-count="5460"/>
  </office:meta>
</office:document-meta>
</file>